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Helvetica, sans-serif"/>
    <style:font-face style:name="Mangal1" svg:font-family="Mangal"/>
    <style:font-face style:name="andale mono" svg:font-family="'andale mono', 'lucida console'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72a15" officeooo:paragraph-rsid="00072a15"/>
    </style:style>
    <style:style style:name="P2" style:family="paragraph" style:parent-style-name="Standard" style:list-style-name="L2">
      <style:text-properties style:font-name="Calibri" officeooo:rsid="00072a15" officeooo:paragraph-rsid="00072a15"/>
    </style:style>
    <style:style style:name="P3" style:family="paragraph" style:parent-style-name="Standard">
      <style:text-properties style:font-name="Calibri" fo:font-weight="bold" officeooo:rsid="00072a15" officeooo:paragraph-rsid="00072a15" style:font-weight-asian="bold" style:font-weight-complex="bold"/>
    </style:style>
    <style:style style:name="P4" style:family="paragraph" style:parent-style-name="Standard">
      <style:text-properties style:font-name="Calibri" officeooo:rsid="000a7096" officeooo:paragraph-rsid="000a7096"/>
    </style:style>
    <style:style style:name="P5" style:family="paragraph" style:parent-style-name="Text_20_body">
      <style:text-properties style:font-name="Calibri" officeooo:rsid="000a7096" officeooo:paragraph-rsid="000a7096"/>
    </style:style>
    <style:style style:name="P6" style:family="paragraph" style:parent-style-name="Text_20_body">
      <style:paragraph-properties fo:margin-left="0cm" fo:margin-right="0cm" fo:margin-top="0cm" fo:margin-bottom="0.212cm" style:contextual-spacing="false" fo:line-height="150%" fo:text-align="start" style:justify-single-word="false" fo:text-indent="0cm" style:auto-text-indent="false"/>
    </style:style>
    <style:style style:name="P7" style:family="paragraph" style:parent-style-name="List_20_Contents">
      <style:paragraph-properties fo:margin-left="0cm" fo:margin-right="0cm" fo:line-height="150%" fo:text-indent="0cm" style:auto-text-indent="false"/>
    </style:style>
    <style:style style:name="P8" style:family="paragraph" style:parent-style-name="List_20_Contents">
      <style:paragraph-properties fo:margin-left="2cm" fo:margin-right="0cm" fo:line-height="150%" fo:text-indent="0cm" style:auto-text-indent="false"/>
    </style:style>
    <style:style style:name="P9" style:family="paragraph" style:parent-style-name="List_20_Contents">
      <style:paragraph-properties fo:margin-top="0cm" fo:margin-bottom="0.499cm" style:contextual-spacing="false" fo:line-height="15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494949" style:font-name="Arial1" fo:font-size="9pt" fo:letter-spacing="normal" fo:font-style="normal" fo:font-weight="normal"/>
    </style:style>
    <style:style style:name="T3" style:family="text">
      <style:text-properties fo:font-variant="normal" fo:text-transform="none" fo:color="#494949" style:font-name="andale mono" fo:font-size="9pt" fo:letter-spacing="normal" fo:font-style="normal" fo:font-weight="normal"/>
    </style:style>
    <style:style style:name="T4" style:family="text">
      <style:text-properties fo:font-variant="normal" fo:text-transform="none" fo:color="#494949" style:font-name="andale mono" fo:letter-spacing="normal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easure on:</text:p>
      <text:p text:style-name="P1"/>
      <text:p text:style-name="P1">Volume: Lines of code to man years</text:p>
      <text:p text:style-name="P1"/>
      <text:p text:style-name="P1">Complexity per unit: calculate Cyclomatic complexity, map to risk , </text:p>
      <text:p text:style-name="P1">aggregate</text:p>
      <text:p text:style-name="P1"/>
      <text:p text:style-name="P1">Duplication: duplication of code:: percentage of all code that </text:p>
      <text:p text:style-name="P1">occurs more than once in equal code blocks of 6 lines. exact string </text:p>
      <text:p text:style-name="P1">matching duplication, percentage to rank.</text:p>
      <text:p text:style-name="P1"/>
      <text:p text:style-name="P1">Unit Size: lines of code per unit, risk categories are same as for </text:p>
      <text:p text:style-name="P1">complexity per unit but threshold values are different.</text:p>
      <text:p text:style-name="P1"/>
      <text:p text:style-name="P1">Unit Testing: *extra</text:p>
      <text:p text:style-name="P1"/>
      <text:p text:style-name="P1">map results to</text:p>
      <text:p text:style-name="P1"><text:s/>analysability</text:p>
      <text:p text:style-name="P1"><text:s/>changeability</text:p>
      <text:p text:style-name="P1"><text:s/>stability</text:p>
      <text:p text:style-name="P1"><text:s/>testability</text:p>
      <text:p text:style-name="P1"/>
      <text:p text:style-name="P1"><text:span text:style-name="T1">Cyclic complexity computed from a Control Flow Graph</text:span></text:p>
      <text:p text:style-name="P1">The complexity M is then defined as:[2]</text:p>
      <text:p text:style-name="P1">M = E − N + 2P</text:p>
      <text:p text:style-name="P1">where</text:p>
      <text:p text:style-name="P1">E = the number of edges of the graph</text:p>
      <text:p text:style-name="P1">N = the number of nodes of the graph</text:p>
      <text:p text:style-name="P1">P = the number of connected components (exit nodes).</text:p>
      <text:p text:style-name="P1"/>
      <text:p text:style-name="P4">OR</text:p>
      <text:p text:style-name="P4"/>
      <text:p text:style-name="P4"><text:span text:style-name="T2">Cyclomatic Complexity = ( 2 + ifs + loops +cases - return</text:span> )</text:p>
      <text:p text:style-name="P4"/>
      <text:p text:style-name="P5"><text:span text:style-name="Teletype"><text:span text:style-name="T3">Function </text:span></text:span></text:p>
      <text:p text:style-name="P7"><text:span text:style-name="Teletype"><text:span text:style-name="T4">While</text:span></text:span></text:p>
      <text:p text:style-name="P8"><text:span text:style-name="Teletype"><text:span text:style-name="T4">If</text:span></text:span></text:p>
      <text:p text:style-name="P8"><text:span text:style-name="Teletype"><text:span text:style-name="T4">Else</text:span></text:span></text:p>
      <text:p text:style-name="P8"><text:span text:style-name="Teletype"><text:span text:style-name="T4">Endif</text:span></text:span></text:p>
      <text:p text:style-name="P9"><text:span text:style-name="Teletype"><text:span text:style-name="T4">Endwhile</text:span></text:span></text:p>
      <text:p text:style-name="P6"><text:span text:style-name="Teletype"><text:span text:style-name="T3">End Function</text:span></text:span></text:p>
      <text:p text:style-name="P4">1 if + 1 loop (while) + 2 – 1 = 3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Arial1" svg:font-family="Arial, Helvetica, sans-serif"/>
    <style:font-face style:name="Mangal1" svg:font-family="Mangal"/>
    <style:font-face style:name="andale mono" svg:font-family="'andale mono', 'lucida console'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Teletype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indy Berghuizen</meta:initial-creator>
    <meta:creation-date>2013-11-04T12:53:18.824000000</meta:creation-date>
    <dc:date>2013-11-04T13:49:47.416000000</dc:date>
    <dc:creator>Cindy Berghuizen</dc:creator>
    <meta:editing-duration>PT54M41S</meta:editing-duration>
    <meta:editing-cycles>3</meta:editing-cycles>
    <meta:generator>LibreOffice/4.1.1.2$Windows_x86 LibreOffice_project/7e4286b58adc75a14f6d83f53a03b6c11fa2903</meta:generator>
    <meta:document-statistic meta:table-count="0" meta:image-count="0" meta:object-count="0" meta:page-count="1" meta:paragraph-count="32" meta:word-count="161" meta:character-count="873" meta:non-whitespace-character-count="734"/>
  </office:meta>
</office:document-meta>
</file>